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Which members attend which courses:</text:span></text:p>
      <text:p text:style-name="Standard">SELECT courses.name, courses.category, members.firstname<text:s/></text:p>
      <text:p text:style-name="Standard">FROM courses<text:s/></text:p>
      <text:p text:style-name="Standard">JOIN enrollment ON enrollment.course_ID_FK = courses.id<text:s/></text:p>
      <text:p text:style-name="Standard">JOIN members ON enrollment.students_ID_FK = members.id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bian Andiel</meta:initial-creator>
    <dc:creator>Fabian Andiel</dc:creator>
    <meta:creation-date>2019-08-10T21:19:00Z</meta:creation-date>
    <dc:date>2019-08-10T21:20:00Z</dc:date>
    <meta:template xlink:href="Normal.dotm" xlink:type="simple"/>
    <meta:editing-cycles>1</meta:editing-cycles>
    <meta:editing-duration>PT0S</meta:editing-duration>
    <meta:document-statistic meta:page-count="1" meta:paragraph-count="1" meta:word-count="30" meta:character-count="220" meta:row-count="1" meta:non-whitespace-character-count="191"/>
  </office:meta>
</office:document-meta>
</file>